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16d7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88f9" officeooo:paragraph-rsid="001788f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7de7e" officeooo:paragraph-rsid="0017de7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e6d3" officeooo:paragraph-rsid="0018e6d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8e6d3" officeooo:paragraph-rsid="00233d1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1c3e4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c446e" officeooo:paragraph-rsid="001c446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0e8c7" officeooo:paragraph-rsid="0020e8c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6a507" officeooo:paragraph-rsid="0026a50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71169" officeooo:paragraph-rsid="0027116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788f9" officeooo:paragraph-rsid="001788f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8e6d3" officeooo:paragraph-rsid="0018e6d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7de7e" officeooo:paragraph-rsid="0017de7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e0873" officeooo:paragraph-rsid="001e087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8e6d3" officeooo:paragraph-rsid="0018e6d3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e0873" officeooo:paragraph-rsid="001e0873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6a507" officeooo:paragraph-rsid="0020e8c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6a507" officeooo:paragraph-rsid="002734d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54ed7" officeooo:paragraph-rsid="0020e8c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54ed7" officeooo:paragraph-rsid="002734d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71169" officeooo:paragraph-rsid="0027116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71169" officeooo:paragraph-rsid="002734d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2c46a" officeooo:paragraph-rsid="002734d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3687d" officeooo:paragraph-rsid="002734d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4fde0" officeooo:paragraph-rsid="002734d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e0873" officeooo:paragraph-rsid="002734d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fo:background-color="#ffff0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pt" fo:country="BR" fo:font-weight="normal" officeooo:rsid="00271169" officeooo:paragraph-rsid="002734d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pt" fo:country="BR" fo:font-weight="bold" officeooo:rsid="001788f9" officeooo:paragraph-rsid="002734d3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language="pt" fo:country="BR" fo:font-weight="bold" officeooo:rsid="0017de7e" officeooo:paragraph-rsid="002734d3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language="pt" fo:country="BR" fo:font-weight="bold" officeooo:rsid="0018e6d3" officeooo:paragraph-rsid="002734d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language="pt" fo:country="BR" fo:font-weight="bold" officeooo:rsid="001c3e43" officeooo:paragraph-rsid="002734d3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language="pt" fo:country="BR" fo:font-weight="bold" officeooo:rsid="0031825d" officeooo:paragraph-rsid="002734d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language="pt" fo:country="BR" fo:font-weight="bold" officeooo:rsid="001c446e" officeooo:paragraph-rsid="002734d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language="pt" fo:country="BR" fo:font-weight="bold" officeooo:rsid="0022adba" officeooo:paragraph-rsid="002734d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2734d3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20e8c7" officeooo:paragraph-rsid="002734d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26a507" officeooo:paragraph-rsid="002734d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271169" officeooo:paragraph-rsid="002734d3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229325" officeooo:paragraph-rsid="002734d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22adba" officeooo:paragraph-rsid="002734d3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32c46a" officeooo:paragraph-rsid="002734d3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2734d3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2734d3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8pt" fo:language="pt" fo:country="BR" fo:font-weight="bold" officeooo:rsid="0016d751" officeooo:paragraph-rsid="002734d3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6pt" fo:language="pt" fo:country="BR" fo:font-weight="bold" officeooo:rsid="001e0873" officeooo:paragraph-rsid="002734d3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6pt" fo:language="pt" fo:country="BR" fo:font-weight="bold" officeooo:rsid="0018e6d3" officeooo:paragraph-rsid="002734d3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6pt" fo:font-weight="bold" officeooo:rsid="0031825d" officeooo:paragraph-rsid="002734d3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/>
      <style:text-properties officeooo:paragraph-rsid="002734d3"/>
    </style:style>
    <style:style style:name="P54" style:family="paragraph" style:parent-style-name="Standard">
      <style:paragraph-properties fo:text-align="start" style:justify-single-word="false"/>
      <style:text-properties fo:font-size="13pt" fo:font-weight="bold" officeooo:rsid="0031825d" officeooo:paragraph-rsid="002734d3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3pt" fo:font-weight="bold" officeooo:rsid="0032c46a" officeooo:paragraph-rsid="002734d3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3pt" fo:font-weight="bold" officeooo:rsid="0033687d" officeooo:paragraph-rsid="002734d3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32c46a" officeooo:paragraph-rsid="002734d3" style:font-weight-asian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7244" style:font-weight-asian="normal" style:font-weight-complex="normal"/>
    </style:style>
    <style:style style:name="T3" style:family="text">
      <style:text-properties fo:font-weight="normal" officeooo:rsid="0021425b" style:font-weight-asian="normal" style:font-weight-complex="normal"/>
    </style:style>
    <style:style style:name="T4" style:family="text">
      <style:text-properties fo:font-weight="normal" officeooo:rsid="00217a29" style:font-weight-asian="normal" style:font-weight-complex="normal"/>
    </style:style>
    <style:style style:name="T5" style:family="text">
      <style:text-properties fo:font-weight="normal" officeooo:rsid="0023dc8b" style:font-weight-asian="normal" style:font-weight-complex="normal"/>
    </style:style>
    <style:style style:name="T6" style:family="text">
      <style:text-properties fo:font-weight="normal" officeooo:rsid="00254ed7" style:font-weight-asian="normal" style:font-weight-complex="normal"/>
    </style:style>
    <style:style style:name="T7" style:family="text">
      <style:text-properties fo:font-weight="normal" officeooo:rsid="002568eb" style:font-weight-asian="normal" style:font-weight-complex="normal"/>
    </style:style>
    <style:style style:name="T8" style:family="text">
      <style:text-properties fo:font-weight="normal" officeooo:rsid="0026a507" style:font-weight-asian="normal" style:font-weight-complex="normal"/>
    </style:style>
    <style:style style:name="T9" style:family="text">
      <style:text-properties fo:font-weight="normal" officeooo:rsid="0028b748" style:font-weight-asian="normal" style:font-weight-complex="normal"/>
    </style:style>
    <style:style style:name="T10" style:family="text">
      <style:text-properties fo:font-weight="normal" officeooo:rsid="0029d4b6" style:font-weight-asian="normal" style:font-weight-complex="normal"/>
    </style:style>
    <style:style style:name="T11" style:family="text">
      <style:text-properties fo:font-weight="normal" officeooo:rsid="002a5cee" style:font-weight-asian="normal" style:font-weight-complex="normal"/>
    </style:style>
    <style:style style:name="T12" style:family="text">
      <style:text-properties fo:font-weight="normal" officeooo:rsid="002b0f32" style:font-weight-asian="normal" style:font-weight-complex="normal"/>
    </style:style>
    <style:style style:name="T13" style:family="text">
      <style:text-properties fo:font-weight="normal" officeooo:rsid="002de768" style:font-weight-asian="normal" style:font-weight-complex="normal"/>
    </style:style>
    <style:style style:name="T14" style:family="text">
      <style:text-properties fo:font-weight="normal" officeooo:rsid="002f5a6f" style:font-weight-asian="normal" style:font-weight-complex="normal"/>
    </style:style>
    <style:style style:name="T15" style:family="text">
      <style:text-properties fo:font-weight="normal" officeooo:rsid="003029ae" style:font-weight-asian="normal" style:font-weight-complex="normal"/>
    </style:style>
    <style:style style:name="T16" style:family="text">
      <style:text-properties fo:font-weight="normal" officeooo:rsid="00229325" style:font-weight-asian="normal" style:font-weight-complex="normal"/>
    </style:style>
    <style:style style:name="T17" style:family="text">
      <style:text-properties fo:font-weight="normal" officeooo:rsid="00249558" style:font-weight-asian="normal" style:font-weight-complex="normal"/>
    </style:style>
    <style:style style:name="T18" style:family="text">
      <style:text-properties fo:font-weight="normal" fo:background-color="#ffff00" loext:char-shading-value="0" style:font-weight-asian="normal" style:font-weight-complex="normal"/>
    </style:style>
    <style:style style:name="T19" style:family="text">
      <style:text-properties fo:font-weight="normal" officeooo:rsid="002a5cee" fo:background-color="#ffff00" loext:char-shading-value="0" style:font-weight-asian="normal" style:font-weight-complex="normal"/>
    </style:style>
    <style:style style:name="T20" style:family="text">
      <style:text-properties fo:font-weight="normal" officeooo:rsid="002b0f32" fo:background-color="#ffff00" loext:char-shading-value="0" style:font-weight-asian="normal" style:font-weight-complex="normal"/>
    </style:style>
    <style:style style:name="T21" style:family="text">
      <style:text-properties fo:font-weight="normal" officeooo:rsid="002de768" fo:background-color="#ffff00" loext:char-shading-value="0" style:font-weight-asian="normal" style:font-weight-complex="normal"/>
    </style:style>
    <style:style style:name="T22" style:family="text">
      <style:text-properties fo:font-weight="normal" officeooo:rsid="002f5a6f" fo:background-color="#ffff00" loext:char-shading-value="0" style:font-weight-asian="normal" style:font-weight-complex="normal"/>
    </style:style>
    <style:style style:name="T23" style:family="text">
      <style:text-properties officeooo:rsid="0017de7e"/>
    </style:style>
    <style:style style:name="T24" style:family="text">
      <style:text-properties officeooo:rsid="0020644e"/>
    </style:style>
    <style:style style:name="T25" style:family="text">
      <style:text-properties officeooo:rsid="00207244"/>
    </style:style>
    <style:style style:name="T26" style:family="text">
      <style:text-properties officeooo:rsid="0021425b"/>
    </style:style>
    <style:style style:name="T27" style:family="text">
      <style:text-properties officeooo:rsid="00217a29"/>
    </style:style>
    <style:style style:name="T28" style:family="text">
      <style:text-properties officeooo:rsid="0023dc8b"/>
    </style:style>
    <style:style style:name="T29" style:family="text">
      <style:text-properties officeooo:rsid="00254ed7"/>
    </style:style>
    <style:style style:name="T30" style:family="text">
      <style:text-properties officeooo:rsid="002568eb"/>
    </style:style>
    <style:style style:name="T31" style:family="text">
      <style:text-properties officeooo:rsid="0026a50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officeooo:rsid="0028b748"/>
    </style:style>
    <style:style style:name="T35" style:family="text">
      <style:text-properties fo:color="#800000"/>
    </style:style>
    <style:style style:name="T36" style:family="text">
      <style:text-properties fo:color="#800000" officeooo:rsid="002a5cee"/>
    </style:style>
    <style:style style:name="T37" style:family="text">
      <style:text-properties fo:color="#800000" officeooo:rsid="002b0f32"/>
    </style:style>
    <style:style style:name="T38" style:family="text">
      <style:text-properties fo:color="#800000" fo:font-weight="normal" officeooo:rsid="002b0f32" style:font-weight-asian="normal" style:font-weight-complex="normal"/>
    </style:style>
    <style:style style:name="T39" style:family="text">
      <style:text-properties fo:color="#800000" officeooo:rsid="002de768"/>
    </style:style>
    <style:style style:name="T40" style:family="text">
      <style:text-properties fo:color="#800000" officeooo:rsid="002f5a6f"/>
    </style:style>
    <style:style style:name="T41" style:family="text">
      <style:text-properties fo:color="#800000" fo:font-weight="bold" style:font-weight-asian="bold" style:font-weight-complex="bold"/>
    </style:style>
    <style:style style:name="T42" style:family="text">
      <style:text-properties fo:color="#800000" fo:font-weight="bold" officeooo:rsid="00369769" style:font-weight-asian="bold" style:font-weight-complex="bold"/>
    </style:style>
    <style:style style:name="T43" style:family="text">
      <style:text-properties fo:language="pt" fo:country="BR"/>
    </style:style>
    <style:style style:name="T44" style:family="text">
      <style:text-properties fo:language="pt" fo:country="BR" fo:font-weight="normal" style:font-weight-asian="normal" style:font-weight-complex="normal"/>
    </style:style>
    <style:style style:name="T45" style:family="text">
      <style:text-properties fo:language="pt" fo:country="BR" fo:font-weight="normal" officeooo:rsid="002b0f32" style:font-weight-asian="normal" style:font-weight-complex="normal"/>
    </style:style>
    <style:style style:name="T46" style:family="text">
      <style:text-properties fo:language="pt" fo:country="BR" fo:font-weight="normal" officeooo:rsid="00229325" style:font-weight-asian="normal" style:font-weight-complex="normal"/>
    </style:style>
    <style:style style:name="T47" style:family="text">
      <style:text-properties fo:language="pt" fo:country="BR" fo:font-weight="normal" officeooo:rsid="00249558" style:font-weight-asian="normal" style:font-weight-complex="normal"/>
    </style:style>
    <style:style style:name="T48" style:family="text">
      <style:text-properties fo:language="pt" fo:country="BR" fo:background-color="#ffff00" loext:char-shading-value="0"/>
    </style:style>
    <style:style style:name="T49" style:family="text">
      <style:text-properties officeooo:rsid="002b0f32"/>
    </style:style>
    <style:style style:name="T50" style:family="text">
      <style:text-properties fo:font-size="12pt" fo:language="pt" fo:country="BR" fo:font-weight="normal" officeooo:rsid="002b0f32" style:font-size-asian="10.5pt" style:font-weight-asian="normal" style:font-size-complex="12pt" style:font-weight-complex="normal"/>
    </style:style>
    <style:style style:name="T51" style:family="text">
      <style:text-properties fo:font-size="12pt" fo:language="pt" fo:country="BR" fo:font-weight="normal" officeooo:rsid="001c3e43" style:font-size-asian="10.5pt" style:font-weight-asian="normal" style:font-size-complex="12pt" style:font-weight-complex="normal"/>
    </style:style>
    <style:style style:name="T52" style:family="text">
      <style:text-properties fo:font-size="12pt" fo:language="pt" fo:country="BR" fo:font-weight="normal" officeooo:rsid="002b0f32" fo:background-color="#ffff00" loext:char-shading-value="0" style:font-size-asian="10.5pt" style:font-weight-asian="normal" style:font-size-complex="12pt" style:font-weight-complex="normal"/>
    </style:style>
    <style:style style:name="T53" style:family="text">
      <style:text-properties fo:font-size="12pt" fo:language="pt" fo:country="BR" fo:font-weight="normal" officeooo:rsid="001c3e43" fo:background-color="#ffff00" loext:char-shading-value="0" style:font-size-asian="10.5pt" style:font-weight-asian="normal" style:font-size-complex="12pt" style:font-weight-complex="normal"/>
    </style:style>
    <style:style style:name="T54" style:family="text">
      <style:text-properties fo:font-size="12pt" fo:language="pt" fo:country="BR" fo:font-weight="bold" officeooo:rsid="001c3e43" fo:background-color="#ffff00" loext:char-shading-value="0" style:font-size-asian="10.5pt" style:font-weight-asian="bold" style:font-size-complex="12pt" style:font-weight-complex="bold"/>
    </style:style>
    <style:style style:name="T55" style:family="text">
      <style:text-properties fo:font-size="12pt" fo:language="pt" fo:country="BR" fo:font-weight="bold" officeooo:rsid="001c3e43" style:font-size-asian="10.5pt" style:font-weight-asian="bold" style:font-size-complex="12pt" style:font-weight-complex="bold"/>
    </style:style>
    <style:style style:name="T56" style:family="text">
      <style:text-properties fo:font-size="12pt" fo:font-weight="normal" officeooo:rsid="0032c46a" style:font-size-asian="10.5pt" style:font-weight-asian="normal" style:font-size-complex="12pt" style:font-weight-complex="normal"/>
    </style:style>
    <style:style style:name="T57" style:family="text">
      <style:text-properties fo:font-size="12pt" style:font-size-asian="10.5pt" style:font-size-complex="12pt"/>
    </style:style>
    <style:style style:name="T58" style:family="text">
      <style:text-properties fo:font-size="12pt" fo:font-style="italic" style:font-size-asian="10.5pt" style:font-style-asian="italic" style:font-size-complex="12pt" style:font-style-complex="italic"/>
    </style:style>
    <style:style style:name="T59" style:family="text">
      <style:text-properties officeooo:rsid="002de768"/>
    </style:style>
    <style:style style:name="T60" style:family="text">
      <style:text-properties officeooo:rsid="002f5a6f"/>
    </style:style>
    <style:style style:name="T61" style:family="text">
      <style:text-properties fo:background-color="#ffff00" loext:char-shading-value="0"/>
    </style:style>
    <style:style style:name="T62" style:family="text">
      <style:text-properties fo:background-color="#ffff00" loext:char-shading-value="0"/>
    </style:style>
    <style:style style:name="T63" style:family="text">
      <style:text-properties officeooo:rsid="00369769" fo:background-color="#ffff00" loext:char-shading-value="0"/>
    </style:style>
    <style:style style:name="T64" style:family="text">
      <style:text-properties officeooo:rsid="00369769"/>
    </style:style>
    <style:style style:name="T65" style:family="text">
      <style:text-properties fo:font-size="13pt" fo:language="pt" fo:country="BR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6" style:family="text">
      <style:text-properties fo:font-size="13pt" fo:language="pt" fo:country="BR" fo:font-style="italic" fo:font-weight="normal" officeooo:rsid="00229325" style:font-size-asian="13pt" style:font-style-asian="italic" style:font-weight-asian="normal" style:font-size-complex="13pt" style:font-style-complex="italic" style:font-weight-complex="normal"/>
    </style:style>
    <style:style style:name="T67" style:family="text">
      <style:text-properties officeooo:rsid="00249558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officeooo:rsid="0032c4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Git</text:p>
      <text:p text:style-name="P48"/>
      <text:p text:style-name="P50">Instalação</text:p>
      <text:p text:style-name="P51"/>
      <text:p text:style-name="P29">sudo apt-get install git</text:p>
      <text:p text:style-name="P29"/>
      <text:p text:style-name="P51">Configurações</text:p>
      <text:p text:style-name="P51"/>
      <text:p text:style-name="P30">git config --global user.name “Fulano da Silva”</text:p>
      <text:p text:style-name="P30">git config --global user.email fulanodasilva.git@gmail.com</text:p>
      <text:p text:style-name="P31"/>
      <text:p text:style-name="P51">Comandos</text:p>
      <text:p text:style-name="P49"/>
      <text:p text:style-name="P33">init → <text:span text:style-name="T1">inicializa um projeto git.</text:span></text:p>
      <text:p text:style-name="P33"><text:span text:style-name="T1"><text:tab/>--</text:span><text:span text:style-name="T34">bare</text:span><text:span text:style-name="T9"> → </text:span><text:span text:style-name="T10">serve para que o Git não crie um working tree(diretório de trabalho), impedindo que commits sejam efetuados diretamente no servidor.</text:span></text:p>
      <text:p text:style-name="P33"><text:span text:style-name="T10"><text:tab/><text:tab/></text:span><text:span text:style-name="T36">Ex</text:span><text:span text:style-name="T11">: </text:span><text:span text:style-name="T19">git init --bare &lt;nome_</text:span><text:span text:style-name="T20">d</text:span><text:span text:style-name="T19">o_</text:span><text:span text:style-name="T20">p</text:span><text:span text:style-name="T19">rojeto.git&gt;</text:span></text:p>
      <text:p text:style-name="P33"><text:span text:style-name="T23">status</text:span><text:span text:style-name="T1"> → verifica a situação dos arquivos no repositório GIT.</text:span></text:p>
      <text:p text:style-name="P34">add<text:span text:style-name="T1"> → rastreia o arquivo.</text:span></text:p>
      <text:p text:style-name="P35">commit<text:span text:style-name="T1"> → grava as mudanças no repositório.</text:span></text:p>
      <text:p text:style-name="P35"><text:span text:style-name="T1"><text:tab/>-</text:span>m<text:span text:style-name="T1"> → mensagem do commit.</text:span></text:p>
      <text:p text:style-name="P35">log<text:span text:style-name="T1"> → verifica o histórico das alterações gravadas no repositório.</text:span></text:p>
      <text:p text:style-name="P35"><text:span text:style-name="T1"><text:tab/>-</text:span><text:span text:style-name="T27">n</text:span><text:span text:style-name="T4"> → delimita a quantidade de commits visualizados</text:span></text:p>
      <text:p text:style-name="P40"><text:span text:style-name="T43">remote</text:span><text:span text:style-name="T44"> →</text:span><text:span text:style-name="T45"> repositórios remotos.</text:span></text:p>
      <text:p text:style-name="P36"><text:span text:style-name="T1"><text:tab/></text:span><text:span text:style-name="T49">add</text:span><text:span text:style-name="T12"> → adiciona a um repositório remoto.</text:span></text:p>
      <text:p text:style-name="P36"><text:span text:style-name="T12"><text:tab/><text:tab/></text:span><text:span text:style-name="T37">Ex</text:span><text:span text:style-name="T38">:</text:span><text:span text:style-name="T12"> </text:span><text:span text:style-name="T20">git remote add &lt;nome_repositorio&gt; file://192.168.1.1/caminho/para/o/projeto.git</text:span></text:p>
      <text:p text:style-name="P53"><text:span text:style-name="T50"><text:tab/> <text:s text:c="6"/><text:tab/> <text:s text:c="6"/></text:span><text:span text:style-name="T52">git </text:span><text:span text:style-name="T53">remote add origin</text:span><text:span text:style-name="T54"> https://github.com/fulanodasilva/diretorio.git</text:span><text:span text:style-name="T55"> </text:span><text:span text:style-name="T51">→ aponta o seu projeto para o github.</text:span></text:p>
      <text:p text:style-name="P36"><text:span text:style-name="T1"><text:tab/></text:span>-<text:span text:style-name="T59">v</text:span><text:span text:style-name="T13"> → mostra o repositório com a url.</text:span></text:p>
      <text:p text:style-name="P36"><text:span text:style-name="T13"><text:tab/></text:span><text:span text:style-name="T59">rename</text:span><text:span text:style-name="T13"> → altera o nome de um repositório.</text:span></text:p>
      <text:p text:style-name="P36"><text:span text:style-name="T13"><text:tab/><text:tab/></text:span><text:span text:style-name="T39">Ex</text:span><text:span text:style-name="T13">: </text:span><text:span text:style-name="T21">git remote rename &lt;nome_atual&gt; &lt;novo_nome&gt;</text:span></text:p>
      <text:p text:style-name="P36"><text:tab/><text:span text:style-name="T59">set-url </text:span><text:span text:style-name="T13">→</text:span><text:span text:style-name="T59"> </text:span><text:span text:style-name="T13">altera a url de um repositório. Deve-se passar a nova url como parametro.</text:span></text:p>
      <text:p text:style-name="P36">push → <text:span text:style-name="T1">envia as alterações para o github.</text:span></text:p>
      <text:p text:style-name="P36"><text:span text:style-name="T1"><text:tab/><text:tab/></text:span><text:span text:style-name="T40">Ex</text:span><text:span text:style-name="T60">:</text:span><text:span text:style-name="T14"> </text:span><text:span text:style-name="T22">git push &lt;nome_repositório&gt;</text:span><text:span text:style-name="T61"> </text:span><text:span text:style-name="T18">master</text:span></text:p>
      <text:p text:style-name="P37">pull → <text:span text:style-name="T1">sincroniza o repositório local com o servidor, onde devemos informar o </text:span><text:span text:style-name="T33">nome</text:span><text:span text:style-name="T1"> do repositório remoto que queremos sincronizar, e o </text:span><text:span text:style-name="T33">nome</text:span><text:span text:style-name="T1"> da branch local a ser atualizada.</text:span></text:p>
      <text:p text:style-name="P37"><text:span text:style-name="T1"><text:tab/><text:tab/></text:span><text:span text:style-name="T35">Ex</text:span><text:span text:style-name="T1">: </text:span><text:span text:style-name="T18">git pull servidor master</text:span></text:p>
      <text:p text:style-name="P38">clone<text:span text:style-name="T1"> → obtem </text:span><text:span text:style-name="T15">uma cópia</text:span><text:span text:style-name="T1"> </text:span><text:span text:style-name="T15">de um repositório</text:span><text:span text:style-name="T1"> </text:span><text:span text:style-name="T15">Git</text:span><text:span text:style-name="T1">.</text:span></text:p>
      <text:p text:style-name="P41">diff<text:span text:style-name="T1"> → revisa as diferenças entre o arquivo alterado e o que foi comitado anteriormente.</text:span></text:p>
      <text:p text:style-name="P41"><text:span text:style-name="T1"><text:tab/>--</text:span><text:span text:style-name="T26">staged</text:span><text:span text:style-name="T3"> → mostra as diferenças entre os arquivos na área de stage e a última versão que foi comitada.</text:span></text:p>
      <text:p text:style-name="P41"><text:span text:style-name="T3"><text:tab/></text:span><text:span text:style-name="T29">id</text:span><text:span text:style-name="T6"> → código do commit, mostra as alterações dentro e fora da stage.</text:span></text:p>
      <text:p text:style-name="P41"><text:span text:style-name="T6"><text:tab/></text:span><text:span text:style-name="T30">id..id</text:span><text:span text:style-name="T7"> → verifica as diferenças entre dois commits específicos.</text:span></text:p>
      <text:p text:style-name="P41"><text:span text:style-name="T7"><text:tab/></text:span><text:span text:style-name="T31">Id~2</text:span><text:span text:style-name="T8"> → exibe as mudanças nos arquivos do commit de id em relação aos dois commits feitos imediatamente antes.</text:span></text:p>
      <text:p text:style-name="P18"><text:soft-page-break/></text:p>
      <text:p text:style-name="P42"><text:span text:style-name="T1"><text:tab/>O comando </text:span><text:span text:style-name="T32">status</text:span><text:span text:style-name="T1"> lista os arquivos modificados e o conteúdo da área de stage. Já o comando </text:span><text:span text:style-name="T32">diff</text:span><text:span text:style-name="T1"> mostra detalhadamente quais foram essas modificações, além de permitir verificar mudanças entre dois commits.</text:span></text:p>
      <text:p text:style-name="P20"/>
      <text:p text:style-name="P42">rm<text:span text:style-name="T1"> → remove o arquivo e adiciona na stage.</text:span></text:p>
      <text:p text:style-name="P43">mv<text:span text:style-name="T1"> → renomeia o arquivo ou move para outro diretorio.</text:span></text:p>
      <text:p text:style-name="P22"><text:span text:style-name="T64"><text:tab/><text:tab/></text:span><text:span text:style-name="T42">Ex</text:span>: <text:span text:style-name="T62">git mv nome_</text:span><text:span text:style-name="T63">a</text:span><text:span text:style-name="T62">tual.txt novo_</text:span><text:span text:style-name="T63">n</text:span><text:span text:style-name="T62">ome.txt</text:span></text:p>
      <text:p text:style-name="P32"><text:tab/>git mv nomeArquivo.txt diretorioNovo/nomeArquivo.txt</text:p>
      <text:p text:style-name="P44">checkout <text:span text:style-name="T1">→ </text:span><text:span text:style-name="T44">desfaz as alterações ainda não rastreadas, ou seja, que ainda não estão na área de </text:span><text:span text:style-name="T65">stage</text:span><text:span text:style-name="T44">.</text:span></text:p>
      <text:p text:style-name="P45">reset<text:span text:style-name="T1"> →</text:span><text:span text:style-name="T44"> </text:span><text:span text:style-name="T46">desfaz as alterações ainda rastreadas, ou seja, que estão na área de </text:span><text:span text:style-name="T66">stage</text:span><text:span text:style-name="T46">.</text:span></text:p>
      <text:p text:style-name="P39"><text:span text:style-name="T16"><text:tab/>--</text:span>hard <text:span text:style-name="T1">→ descarta todas as mudanças nos arquivos.</text:span></text:p>
      <text:p text:style-name="P45"><text:span text:style-name="T1"><text:tab/>--</text:span><text:span text:style-name="T67">no-edit</text:span><text:span text:style-name="T17"> → </text:span><text:span text:style-name="T47">desfaz as alterações no repositório.</text:span></text:p>
      <text:p text:style-name="P24"><text:span text:style-name="T68">revert</text:span> → <text:span text:style-name="T43">desfaz as alterações no repositório.</text:span></text:p>
      <text:p text:style-name="P58"><text:tab/><text:tab/><text:span text:style-name="T41">Ex</text:span>: <text:span text:style-name="T61">git revert –no-edit &lt;</text:span><text:span text:style-name="T48">código_</text:span><text:span text:style-name="T61">ultimo_commit&gt;</text:span></text:p>
      <text:p text:style-name="P47">branch → <text:span text:style-name="T1">lista todos os branches</text:span></text:p>
      <text:p text:style-name="P47"><text:span text:style-name="T1"><text:tab/></text:span>-v → <text:span text:style-name="T1">lista as branches existentes no repositório com os commits associados.</text:span></text:p>
      <text:p text:style-name="P27"/>
      <text:p text:style-name="P52">Protocolos Suportados Pelo Git</text:p>
      <text:p text:style-name="P52"/>
      <text:p text:style-name="P54">Protocolo Local</text:p>
      <text:p text:style-name="P54"/>
      <text:p text:style-name="P28">Pode ser utilizado quando o repositório remoto estiver localizado no mesmo computador em que se encontra o repositório local, ou em outro computador que esteja conectado na mesma rede.</text:p>
      <text:p text:style-name="P28"/>
      <text:p text:style-name="P25">A utilização do protocolo local é feita com o uso do prefixo file:// na URL do repositório clonado.</text:p>
      <text:p text:style-name="P25"/>
      <text:p text:style-name="P23"><text:tab/>$ git clone file:///caminho/do/repositório/projeto.git</text:p>
      <text:p text:style-name="P23"/>
      <text:p text:style-name="P53"><text:span text:style-name="T56">É possível omitir o prefixo file:// na URL.</text:span></text:p>
      <text:p text:style-name="P23"/>
      <text:p text:style-name="P55">Protocolo SSH</text:p>
      <text:p text:style-name="P46"/>
      <text:p text:style-name="P23">É provavelmente, o mais utilizado, por ser rápido, seguro, simples de configurar e por suportar tanto a leitura quanto a escrita de dados.</text:p>
      <text:p text:style-name="P23"/>
      <text:p text:style-name="P53"><text:span text:style-name="T56"><text:tab/>$ git clone usuario@servidor:/caminho/repositorio.git</text:span></text:p>
      <text:p text:style-name="P23"/>
      <text:p text:style-name="P55">Protocolo Git</text:p>
      <text:p text:style-name="P46"/>
      <text:p text:style-name="P23">Possui um protocolo similar ao SSH, mas sem o mecanismo de autenticação. Ele acaba sendo mais rápido, mas não é seguro, e seu uso é apenas para leitura.</text:p>
      <text:p text:style-name="P23"/>
      <text:p text:style-name="P57"><text:span text:style-name="T57">A URL deve possuir o prefixo </text:span><text:span text:style-name="T58">git://</text:span><text:span text:style-name="T57"> </text:span></text:p>
      <text:p text:style-name="P23"/>
      <text:p text:style-name="P23"><text:tab/>$ git clone git://192.168.1.1/opt/repositorios/projeto.git</text:p>
      <text:p text:style-name="P23"/>
      <text:p text:style-name="P56"><text:soft-page-break/>Portocolo HTTP/HTTPS</text:p>
      <text:p text:style-name="P23"/>
      <text:p text:style-name="P26">Bastante utilizado em empresas que possuem um controle rígido de segurança, e a porta 22, utilizado pelo protocolo SSH, é bloqueada.</text:p>
      <text:p text:style-name="P26"/>
      <text:p text:style-name="P26">A URL deve possuir o prefixo http://</text:p>
      <text:p text:style-name="P26"/>
      <text:p text:style-name="P26"><text:tab/>$ git clone http<text:span text:style-name="T69">://192.168.1.1/opt/repositorios/projeto.git</text:span></text:p>
      <text:p text:style-name="P26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3-13T10:41:28.234198319</dc:date>
    <meta:editing-duration>PT2H42M51S</meta:editing-duration>
    <meta:editing-cycles>15</meta:editing-cycles>
    <meta:generator>LibreOffice/5.0.3.2$Linux_X86_64 LibreOffice_project/00m0$Build-2</meta:generator>
    <dc:creator>Tarciso Torres</dc:creator>
    <meta:document-statistic meta:table-count="0" meta:image-count="0" meta:object-count="0" meta:page-count="3" meta:paragraph-count="64" meta:word-count="610" meta:character-count="3919" meta:non-whitespace-character-count="3329"/>
  </office:meta>
</office:document-meta>
</file>